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02754b" officeooo:paragraph-rsid="0002754b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02b342" officeooo:paragraph-rsid="0002b342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06dca8" officeooo:paragraph-rsid="0006dca8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2cm" style:auto-text-indent="false" fo:background-color="transparent"/>
      <style:text-properties fo:font-weight="bold" officeooo:rsid="0006dca8" officeooo:paragraph-rsid="0006dca8" style:font-weight-asian="bold" style:font-weight-complex="bold"/>
    </style:style>
    <style:style style:name="P5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2cm" style:auto-text-indent="false" style:page-number="auto" fo:background-color="transparent"/>
      <style:text-properties fo:font-weight="bold" officeooo:rsid="0001608c" officeooo:paragraph-rsid="0001608c" style:font-weight-asian="bold" style:font-weight-complex="bold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2cm" style:auto-text-indent="false" fo:background-color="transparent"/>
      <style:text-properties fo:font-weight="bold" officeooo:rsid="0001608c" officeooo:paragraph-rsid="0001608c" style:font-weight-asian="bold" style:font-weight-complex="bold"/>
    </style:style>
    <style:style style:name="P7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2cm" style:auto-text-indent="false" fo:background-color="transparent"/>
      <style:text-properties fo:font-weight="bold" officeooo:rsid="0002754b" officeooo:paragraph-rsid="0002754b" style:font-weight-asian="bold" style:font-weight-complex="bold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2cm" style:auto-text-indent="false" fo:background-color="transparent"/>
      <style:text-properties fo:font-weight="bold" officeooo:rsid="0002b342" officeooo:paragraph-rsid="0002b342" style:font-weight-asian="bold" style:font-weight-complex="bold"/>
    </style:style>
    <style:style style:name="T1" style:family="text">
      <style:text-properties officeooo:rsid="00029809"/>
    </style:style>
    <style:style style:name="T2" style:family="text">
      <style:text-properties officeooo:rsid="0003b1d1"/>
    </style:style>
    <style:style style:name="T3" style:family="text">
      <style:text-properties officeooo:rsid="00083e54"/>
    </style:style>
    <style:style style:name="T4" style:family="text">
      <style:text-properties officeooo:rsid="00084d4d"/>
    </style:style>
    <style:style style:name="T5" style:family="text">
      <style:text-properties officeooo:rsid="0009c6de"/>
    </style:style>
    <style:style style:name="T6" style:family="text">
      <style:text-properties officeooo:rsid="000b5e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ma de entretenimento: torne-me um super-herói.</text:p>
      <text:p text:style-name="P6"/>
      <text:p text:style-name="P7">Masked Hero:</text:p>
      <text:p text:style-name="P1">- Sinopse: Maceió em 2<text:span text:style-name="T1">984</text:span> é capital de Alagoas assolada pela desigualdade, os mais ricos conseguiram passagens para Marte e deixaram a Terra desprovida de um plano ambiental de controle da poluição gerada por anos <text:span text:style-name="T1">n</text:span>a Terra. <text:span text:style-name="T1">O</text:span> ator falido e morador do gueto da Levada, bairro de Maceió, escolhe combater os inimigos que vão levar mais uma remessa de ricos para Marte e através de máscaras de heróis famosos que ele via nos quadrinhos ele combate disfarçado as mazelas sociais afim de roubar a nave inimiga e transporta<text:span text:style-name="T1">r</text:span> seus amigos e familiares para Marte onde poderão ter uma vida nova.</text:p>
      <text:p text:style-name="P1"/>
      <text:p text:style-name="P4">Apocalipte <text:span text:style-name="T3">Maceió City:</text:span></text:p>
      <text:p text:style-name="P3">- Sinopse 2: <text:span text:style-name="T3">Maceió é uma capital turística que vive das belezas naturais da orla da cidade. </text:span><text:span text:style-name="T4">Os mais ricos moram na orla, conhecido como parte baixa da cidade, e os mais pobres moradores do campo vivem na parte alta da cidade. Com o afundamento do solo na parte baixa da cidade devido a mineração de uma empresa a cidade se viu em calamidade com vários </text:span><text:span text:style-name="T5">residentes se </text:span><text:span text:style-name="T4">mudando e perdendo seu lares. Os moradores </text:span><text:span text:style-name="T5">da parte alta precisavam ajudar o pessoal da parte baixa com recu</text:span><text:span text:style-name="T6">r</text:span><text:span text:style-name="T5">sos, </text:span><text:span text:style-name="T6">como alimentos e alojamento. Seu trabalho é gerir a cidade e trabalhar para a cidade seguir com o após a tragédia do afundamento.</text:span></text:p>
      <text:p text:style-name="P3"/>
      <text:p text:style-name="P8">Personas/clientes:</text:p>
      <text:p text:style-name="P2">- Idade: 10 a 21 anos.</text:p>
      <text:p text:style-name="P2">- <text:span text:style-name="T2">Progressão fácil.</text:span></text:p>
      <text:p text:style-name="P2">- </text:p>
      <text:p text:style-name="P2">- </text:p>
      <text:p text:style-name="P2">- </text:p>
      <text:p text:style-name="P2">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0:18:16.258433510</meta:creation-date>
    <dc:date>2024-08-01T11:51:44.742281693</dc:date>
    <meta:editing-duration>PT51M54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236" meta:character-count="1346" meta:non-whitespace-character-count="1118"/>
  </office:meta>
</office:document-meta>
</file>